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맑은 고딕" svg:font-family="'맑은 고딕'" style:font-family-generic="swiss" style:font-pitch="variable"/>
    <style:font-face style:name="Arial" svg:font-family="Arial" style:font-family-generic="system" style:font-pitch="variable"/>
    <style:font-face style:name="맑은 고딕1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1.282cm"/>
    </style:style>
    <style:style style:name="co2" style:family="table-column">
      <style:table-column-properties fo:break-before="auto" style:column-width="7.191cm"/>
    </style:style>
    <style:style style:name="co3" style:family="table-column">
      <style:table-column-properties fo:break-before="auto" style:column-width="1.577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1.40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Accent_20_3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2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slot</text:p>
          </table:table-cell>
          <table:table-cell table:style-name="ce1" office:value-type="string" calcext:value-type="string">
            <text:p>dealer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profit</text:p>
          </table:table-cell>
          <table:table-cell table:style-name="ce1" office:value-type="string" calcext:value-type="string">
            <text:p>flea filter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Analog thermomet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</text:p>
          </table:table-cell>
          <table:table-cell table:style-name="ce5" office:value-type="float" office:value="56700" calcext:value-type="float">
            <text:p>567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E2]-[.F2]" office:value-type="float" office:value="56699" calcext:value-type="float">
            <text:p>56699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East wing room 206 ke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</text:p>
          </table:table-cell>
          <table:table-cell table:style-name="ce5" office:value-type="float" office:value="180900" calcext:value-type="float">
            <text:p>1809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E3]-[.F3]" office:value-type="float" office:value="180899" calcext:value-type="float">
            <text:p>180899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East wing room 322 ke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</text:p>
          </table:table-cell>
          <table:table-cell table:style-name="ce5" office:value-type="float" office:value="108750" calcext:value-type="float">
            <text:p>10875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E4]-[.F4]" office:value-type="float" office:value="108749" calcext:value-type="float">
            <text:p>108749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East wing room 216 ke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</text:p>
          </table:table-cell>
          <table:table-cell table:style-name="ce5" office:value-type="float" office:value="200550" calcext:value-type="float">
            <text:p>20055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E5]-[.F5]" office:value-type="float" office:value="200549" calcext:value-type="float">
            <text:p>200549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East wing room 209 ke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</text:p>
          </table:table-cell>
          <table:table-cell table:style-name="ce5" office:value-type="float" office:value="57000" calcext:value-type="float">
            <text:p>570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E6]-[.F6]" office:value-type="float" office:value="56999" calcext:value-type="float">
            <text:p>56999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Key to pharmac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</text:p>
          </table:table-cell>
          <table:table-cell table:style-name="ce5" office:value-type="float" office:value="60750" calcext:value-type="float">
            <text:p>6075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E7]-[.F7]" office:value-type="float" office:value="60749" calcext:value-type="float">
            <text:p>60749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KMZ 1P59 3-10x riflescop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14874" calcext:value-type="float">
            <text:p>1487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E8]-[.F8]" office:value-type="float" office:value="14873" calcext:value-type="float">
            <text:p>14873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KMZ 1P69 3-10x riflescop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16884" calcext:value-type="float">
            <text:p>16884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E9]-[.F9]" office:value-type="float" office:value="16883" calcext:value-type="float">
            <text:p>16883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VOMZ Pilad 4x32 riflescop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9693" calcext:value-type="float">
            <text:p>969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E10]-[.F10]" office:value-type="float" office:value="9692" calcext:value-type="float">
            <text:p>9692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Zenit-Belomo PSO 1M2-1 4x24 scop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13255" calcext:value-type="float">
            <text:p>1325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E11]-[.F11]" office:value-type="float" office:value="13254" calcext:value-type="float">
            <text:p>13254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Burris FullField TAC 30 1-4x24 riflescop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21083" calcext:value-type="float">
            <text:p>21083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E12]-[.F12]" office:value-type="float" office:value="21082" calcext:value-type="float">
            <text:p>21082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Optical scope March Tactical 3-24x42 FF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27882" calcext:value-type="float">
            <text:p>2788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E13]-[.F13]" office:value-type="float" office:value="27881" calcext:value-type="float">
            <text:p>27881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Leupold Mark 4 LR 6.5-20x50 riflescop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39248" calcext:value-type="float">
            <text:p>39248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E14]-[.F14]" office:value-type="float" office:value="39247" calcext:value-type="float">
            <text:p>39247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Zenit-Belomo PSO 1 4x24 scop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</text:p>
          </table:table-cell>
          <table:table-cell table:style-name="ce5" office:value-type="float" office:value="11915" calcext:value-type="float">
            <text:p>11915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E15]-[.F15]" office:value-type="float" office:value="11914" calcext:value-type="float">
            <text:p>11914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Phased array element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</text:p>
          </table:table-cell>
          <table:table-cell table:style-name="ce5" office:value-type="float" office:value="124500" calcext:value-type="float">
            <text:p>124500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E16]-[.F16]" office:value-type="float" office:value="124499" calcext:value-type="float">
            <text:p>124499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Shturman key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</text:p>
          </table:table-cell>
          <table:table-cell table:style-name="ce5" office:value-type="float" office:value="265212" calcext:value-type="float">
            <text:p>265212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E17]-[.F17]" office:value-type="float" office:value="265211" calcext:value-type="float">
            <text:p>265211</text:p>
          </table:table-cell>
        </table:table-row>
        <table:table-row table:style-name="ro1" table:number-rows-repeated="104855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database-ranges>
        <table:database-range table:name="__Anonymous_Sheet_DB__0" table:target-range-address="시트1.A1:시트1.G1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맑은 고딕" svg:font-family="'맑은 고딕'" style:font-family-generic="swiss" style:font-pitch="variable"/>
    <style:font-face style:name="Arial" svg:font-family="Arial" style:font-family-generic="system" style:font-pitch="variable"/>
    <style:font-face style:name="맑은 고딕1" svg:font-family="'맑은 고딕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맑은 고딕1" style:language-asian="ko" style:country-asian="KR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맑은 고딕" fo:font-family="'맑은 고딕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00/00/00</text:date>, <text:time style:data-style-name="N2" text:time-value="16:42:57.184000000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5T12:07:51.936000000</meta:creation-date>
    <dc:date>2020-03-06T16:46:28.605000000</dc:date>
    <meta:editing-duration>PT14M32S</meta:editing-duration>
    <meta:editing-cycles>9</meta:editing-cycles>
    <meta:generator>LibreOffice/6.4.1.2$Windows_X86_64 LibreOffice_project/4d224e95b98b138af42a64d84056446d09082932</meta:generator>
    <meta:document-statistic meta:table-count="1" meta:cell-count="119" meta:object-count="0"/>
  </office:meta>
</office:document-meta>
</file>